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51EA257B0DEABE23.png" manifest:media-type="image/png"/>
  <manifest:file-entry manifest:full-path="Pictures/1000020100000500000004008E41CB8AD0EE9BE8.png" manifest:media-type="image/png"/>
  <manifest:file-entry manifest:full-path="Pictures/100002010000050000000400950400BD72FD9C13.png" manifest:media-type="image/png"/>
  <manifest:file-entry manifest:full-path="Pictures/100002010000050000000400D1A2C22924130222.png" manifest:media-type="image/png"/>
  <manifest:file-entry manifest:full-path="Pictures/100002010000050000000400314CA94679A53801.png" manifest:media-type="image/png"/>
  <manifest:file-entry manifest:full-path="Pictures/100002010000050000000400849B01AFDDA553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a933" draw:textarea-horizontal-align="justify" draw:textarea-vertical-align="middle" draw:auto-grow-height="false" fo:min-height="0.85cm" fo:min-width="5.9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8.636cm" svg:height="14.909cm" svg:x="4.8cm" svg:y="0.4cm">
          <draw:image xlink:href="Pictures/100002010000050000000400849B01AFDDA553F0.png" xlink:type="simple" xlink:show="embed" xlink:actuate="onLoad" loext:mime-type="image/png">
            <text:p/>
          </draw:image>
        </draw:frame>
        <draw:custom-shape draw:style-name="gr2" draw:text-style-name="P2" draw:layer="layout" svg:width="7.4cm" svg:height="2.2cm" svg:x="6cm" svg:y="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ogle.de</text:p>
          </draw:text-box>
        </draw:frame>
        <draw:frame draw:style-name="gr1" draw:text-style-name="P1" draw:layer="layout" svg:width="17.8cm" svg:height="14.24cm" svg:x="4.4cm" svg:y="1cm">
          <draw:image xlink:href="Pictures/100002010000050000000400D1A2C22924130222.png" xlink:type="simple" xlink:show="embed" xlink:actuate="onLoad" loext:mime-type="image/png">
            <text:p/>
          </draw:image>
        </draw:frame>
        <draw:custom-shape draw:style-name="gr2" draw:text-style-name="P2" draw:layer="layout" svg:width="7.4cm" svg:height="2.2cm" svg:x="12.8cm" svg:y="0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8.6cm" svg:height="1.987cm" svg:x="14.2cm" svg:y="1.27cm">
          <draw:text-box>
            <text:p text:style-name="P4"><text:span text:style-name="T1">Google.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7.6cm" svg:height="14.08cm" svg:x="5.2cm" svg:y="0.628cm">
          <draw:image xlink:href="Pictures/100002010000050000000400950400BD72FD9C13.png" xlink:type="simple" xlink:show="embed" xlink:actuate="onLoad" loext:mime-type="image/png">
            <text:p/>
          </draw:image>
        </draw:frame>
        <draw:custom-shape draw:style-name="gr2" draw:text-style-name="P2" draw:layer="layout" svg:width="7.4cm" svg:height="2.2cm" draw:transform="rotate (-3.13269147440462) translate (11cm 13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7.8cm" svg:height="14.24cm" svg:x="5cm" svg:y="0.96cm">
          <draw:image xlink:href="Pictures/100002010000050000000400314CA94679A53801.png" xlink:type="simple" xlink:show="embed" xlink:actuate="onLoad" loext:mime-type="image/png">
            <text:p/>
          </draw:image>
        </draw:frame>
        <draw:custom-shape draw:style-name="gr2" draw:text-style-name="P2" draw:layer="layout" svg:width="7.4cm" svg:height="2.2cm" draw:transform="rotate (-1.58109376938166) translate (21.076cm 2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7.286cm" svg:height="13.829cm" svg:x="5.8cm" svg:y="0.971cm">
          <draw:image xlink:href="Pictures/1000020100000500000004008E41CB8AD0EE9BE8.png" xlink:type="simple" xlink:show="embed" xlink:actuate="onLoad" loext:mime-type="image/png">
            <text:p/>
          </draw:image>
        </draw:frame>
        <draw:custom-shape draw:style-name="gr2" draw:text-style-name="P2" draw:layer="layout" svg:width="7.4cm" svg:height="2.2cm" svg:x="3cm" svg:y="6.4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7.6cm" svg:height="14.08cm" svg:x="5.4cm" svg:y="0.92cm">
          <draw:image xlink:href="Pictures/10000201000005000000040051EA257B0DEABE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8T12:30:49.552773057</meta:creation-date>
    <dc:date>2024-11-28T12:35:54.972061703</dc:date>
    <meta:editing-duration>PT5M6S</meta:editing-duration>
    <meta:editing-cycles>1</meta:editing-cycles>
    <meta:document-statistic meta:object-count="58"/>
    <meta:generator>LibreOffice/6.4.7.2$Linux_X86_64 LibreOffice_project/40$Build-2</meta:generator>
  </office:meta>
</office:document-meta>
</file>